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ebraska</text:p>
          </table:table-cell>
          <table:table-cell table:number-columns-repeated="4"/>
          <table:table-cell office:value-type="string" calcext:value-type="string">
            <text:p>AAM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P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Position.</text:p>
          </table:table-cell>
          <table:table-cell office:value-type="string" calcext:value-type="string">
            <text:p>P.value</text:p>
          </table:table-cell>
          <table:table-cell/>
          <table:table-cell office:value-type="string" calcext:value-type="string">
            <text:p>SNP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Position.</text:p>
          </table:table-cell>
          <table:table-cell office:value-type="string" calcext:value-type="string">
            <text:p>P.value</text:p>
          </table:table-cell>
        </table:table-row>
        <table:table-row table:style-name="ro1">
          <table:table-cell office:value-type="string" calcext:value-type="string">
            <text:p>Sobic.002G312300</text:p>
          </table:table-cell>
          <table:table-cell office:value-type="float" office:value="2" calcext:value-type="float">
            <text:p>2</text:p>
          </table:table-cell>
          <table:table-cell office:value-type="float" office:value="69894143" calcext:value-type="float">
            <text:p>69894143</text:p>
          </table:table-cell>
          <table:table-cell office:value-type="float" office:value="0.0000000000000656085" calcext:value-type="float">
            <text:p>6.56085029319664E-14</text:p>
          </table:table-cell>
          <table:table-cell/>
          <table:table-cell office:value-type="string" calcext:value-type="string">
            <text:p>Sobic.002G312300</text:p>
          </table:table-cell>
          <table:table-cell office:value-type="float" office:value="2" calcext:value-type="float">
            <text:p>2</text:p>
          </table:table-cell>
          <table:table-cell office:value-type="float" office:value="69894143" calcext:value-type="float">
            <text:p>69894143</text:p>
          </table:table-cell>
          <table:table-cell office:value-type="float" office:value="0.0000527824171929185" calcext:value-type="float">
            <text:p>5.27824171929185E-05</text:p>
          </table:table-cell>
        </table:table-row>
        <table:table-row table:style-name="ro1">
          <table:table-cell office:value-type="string" calcext:value-type="string">
            <text:p>Sobic.001G121600</text:p>
          </table:table-cell>
          <table:table-cell office:value-type="float" office:value="1" calcext:value-type="float">
            <text:p>1</text:p>
          </table:table-cell>
          <table:table-cell office:value-type="float" office:value="9579296" calcext:value-type="float">
            <text:p>9579296</text:p>
          </table:table-cell>
          <table:table-cell office:value-type="float" office:value="0.00000000023750488003" calcext:value-type="float">
            <text:p>2.37504880026797E-10</text:p>
          </table:table-cell>
          <table:table-cell/>
          <table:table-cell office:value-type="string" calcext:value-type="string">
            <text:p>Sobic.001G121600</text:p>
          </table:table-cell>
          <table:table-cell office:value-type="float" office:value="1" calcext:value-type="float">
            <text:p>1</text:p>
          </table:table-cell>
          <table:table-cell office:value-type="float" office:value="9579296" calcext:value-type="float">
            <text:p>9579296</text:p>
          </table:table-cell>
          <table:table-cell office:value-type="float" office:value="0.00521758573319231" calcext:value-type="float">
            <text:p>0.00521758573319231</text:p>
          </table:table-cell>
        </table:table-row>
        <table:table-row table:style-name="ro1">
          <table:table-cell office:value-type="string" calcext:value-type="string">
            <text:p>Sobic.004G003434</text:p>
          </table:table-cell>
          <table:table-cell office:value-type="float" office:value="4" calcext:value-type="float">
            <text:p>4</text:p>
          </table:table-cell>
          <table:table-cell office:value-type="float" office:value="322183" calcext:value-type="float">
            <text:p>322183</text:p>
          </table:table-cell>
          <table:table-cell office:value-type="float" office:value="0.00000000513387644918" calcext:value-type="float">
            <text:p>5.13387644917893E-09</text:p>
          </table:table-cell>
          <table:table-cell/>
          <table:table-cell office:value-type="string" calcext:value-type="string">
            <text:p>Sobic.004G003434</text:p>
          </table:table-cell>
          <table:table-cell office:value-type="float" office:value="4" calcext:value-type="float">
            <text:p>4</text:p>
          </table:table-cell>
          <table:table-cell office:value-type="float" office:value="322183" calcext:value-type="float">
            <text:p>322183</text:p>
          </table:table-cell>
          <table:table-cell office:value-type="float" office:value="0.00000022788245636142" calcext:value-type="float">
            <text:p>2.27882456361419E-07</text:p>
          </table:table-cell>
        </table:table-row>
        <table:table-row table:style-name="ro1">
          <table:table-cell office:value-type="string" calcext:value-type="string">
            <text:p>Sobic.001G414100</text:p>
          </table:table-cell>
          <table:table-cell office:value-type="float" office:value="1" calcext:value-type="float">
            <text:p>1</text:p>
          </table:table-cell>
          <table:table-cell office:value-type="float" office:value="73739625" calcext:value-type="float">
            <text:p>73739625</text:p>
          </table:table-cell>
          <table:table-cell office:value-type="float" office:value="0.00000000792635461125" calcext:value-type="float">
            <text:p>7.9263546112469E-09</text:p>
          </table:table-cell>
          <table:table-cell/>
          <table:table-cell office:value-type="string" calcext:value-type="string">
            <text:p>Sobic.001G414100</text:p>
          </table:table-cell>
          <table:table-cell office:value-type="float" office:value="1" calcext:value-type="float">
            <text:p>1</text:p>
          </table:table-cell>
          <table:table-cell office:value-type="float" office:value="73739625" calcext:value-type="float">
            <text:p>73739625</text:p>
          </table:table-cell>
          <table:table-cell office:value-type="float" office:value="0.000321904970657753" calcext:value-type="float">
            <text:p>0.000321904970657753</text:p>
          </table:table-cell>
        </table:table-row>
        <table:table-row table:style-name="ro1">
          <table:table-cell office:value-type="string" calcext:value-type="string">
            <text:p>Sobic.002G312200</text:p>
          </table:table-cell>
          <table:table-cell office:value-type="float" office:value="2" calcext:value-type="float">
            <text:p>2</text:p>
          </table:table-cell>
          <table:table-cell office:value-type="float" office:value="69888394" calcext:value-type="float">
            <text:p>69888394</text:p>
          </table:table-cell>
          <table:table-cell office:value-type="float" office:value="0.00000002389830917576" calcext:value-type="float">
            <text:p>2.3898309175763E-08</text:p>
          </table:table-cell>
          <table:table-cell/>
          <table:table-cell office:value-type="string" calcext:value-type="string">
            <text:p>Sobic.002G312200</text:p>
          </table:table-cell>
          <table:table-cell office:value-type="float" office:value="2" calcext:value-type="float">
            <text:p>2</text:p>
          </table:table-cell>
          <table:table-cell office:value-type="float" office:value="69888394" calcext:value-type="float">
            <text:p>69888394</text:p>
          </table:table-cell>
          <table:table-cell office:value-type="float" office:value="0.20333876461778" calcext:value-type="float">
            <text:p>0.20333876461778</text:p>
          </table:table-cell>
        </table:table-row>
        <table:table-row table:style-name="ro1">
          <table:table-cell office:value-type="string" calcext:value-type="string">
            <text:p>Sobic.001G121400</text:p>
          </table:table-cell>
          <table:table-cell office:value-type="float" office:value="1" calcext:value-type="float">
            <text:p>1</text:p>
          </table:table-cell>
          <table:table-cell office:value-type="float" office:value="9571604" calcext:value-type="float">
            <text:p>9571604</text:p>
          </table:table-cell>
          <table:table-cell office:value-type="float" office:value="0.0000001239505956177" calcext:value-type="float">
            <text:p>1.23950595617699E-07</text:p>
          </table:table-cell>
          <table:table-cell/>
          <table:table-cell office:value-type="string" calcext:value-type="string">
            <text:p>Sobic.001G121400</text:p>
          </table:table-cell>
          <table:table-cell office:value-type="float" office:value="1" calcext:value-type="float">
            <text:p>1</text:p>
          </table:table-cell>
          <table:table-cell office:value-type="float" office:value="9571604" calcext:value-type="float">
            <text:p>9571604</text:p>
          </table:table-cell>
          <table:table-cell office:value-type="float" office:value="0.0140761450952828" calcext:value-type="float">
            <text:p>0.0140761450952828</text:p>
          </table:table-cell>
        </table:table-row>
        <table:table-row table:style-name="ro1">
          <table:table-cell office:value-type="string" calcext:value-type="string">
            <text:p>Sobic.004G036900</text:p>
          </table:table-cell>
          <table:table-cell office:value-type="float" office:value="4" calcext:value-type="float">
            <text:p>4</text:p>
          </table:table-cell>
          <table:table-cell office:value-type="float" office:value="3025690" calcext:value-type="float">
            <text:p>3025690</text:p>
          </table:table-cell>
          <table:table-cell office:value-type="float" office:value="0.00000012145443764525" calcext:value-type="float">
            <text:p>1.21454437645253E-07</text:p>
          </table:table-cell>
          <table:table-cell/>
          <table:table-cell office:value-type="string" calcext:value-type="string">
            <text:p>Sobic.004G036900</text:p>
          </table:table-cell>
          <table:table-cell office:value-type="float" office:value="4" calcext:value-type="float">
            <text:p>4</text:p>
          </table:table-cell>
          <table:table-cell office:value-type="float" office:value="3025690" calcext:value-type="float">
            <text:p>3025690</text:p>
          </table:table-cell>
          <table:table-cell office:value-type="float" office:value="0.0132047728248205" calcext:value-type="float">
            <text:p>0.0132047728248205</text:p>
          </table:table-cell>
        </table:table-row>
        <table:table-row table:style-name="ro1">
          <table:table-cell office:value-type="string" calcext:value-type="string">
            <text:p>Sobic.002G010100</text:p>
          </table:table-cell>
          <table:table-cell office:value-type="float" office:value="2" calcext:value-type="float">
            <text:p>2</text:p>
          </table:table-cell>
          <table:table-cell office:value-type="float" office:value="965233" calcext:value-type="float">
            <text:p>965233</text:p>
          </table:table-cell>
          <table:table-cell office:value-type="float" office:value="0.00000060993235066605" calcext:value-type="float">
            <text:p>6.09932350666052E-07</text:p>
          </table:table-cell>
          <table:table-cell/>
          <table:table-cell office:value-type="string" calcext:value-type="string">
            <text:p>Sobic.002G010100</text:p>
          </table:table-cell>
          <table:table-cell office:value-type="float" office:value="2" calcext:value-type="float">
            <text:p>2</text:p>
          </table:table-cell>
          <table:table-cell office:value-type="float" office:value="965233" calcext:value-type="float">
            <text:p>965233</text:p>
          </table:table-cell>
          <table:table-cell office:value-type="float" office:value="0.000153765912754838" calcext:value-type="float">
            <text:p>0.000153765912754838</text:p>
          </table:table-cell>
        </table:table-row>
        <table:table-row table:style-name="ro1">
          <table:table-cell office:value-type="string" calcext:value-type="string">
            <text:p>Sobic.002G342100</text:p>
          </table:table-cell>
          <table:table-cell office:value-type="float" office:value="2" calcext:value-type="float">
            <text:p>2</text:p>
          </table:table-cell>
          <table:table-cell office:value-type="float" office:value="72204347" calcext:value-type="float">
            <text:p>72204347</text:p>
          </table:table-cell>
          <table:table-cell office:value-type="float" office:value="0.00000284296395476195" calcext:value-type="float">
            <text:p>2.84296395476195E-06</text:p>
          </table:table-cell>
          <table:table-cell/>
          <table:table-cell office:value-type="string" calcext:value-type="string">
            <text:p>Sobic.002G342100</text:p>
          </table:table-cell>
          <table:table-cell office:value-type="float" office:value="2" calcext:value-type="float">
            <text:p>2</text:p>
          </table:table-cell>
          <table:table-cell office:value-type="float" office:value="72204347" calcext:value-type="float">
            <text:p>72204347</text:p>
          </table:table-cell>
          <table:table-cell office:value-type="float" office:value="0.00104584046038613" calcext:value-type="float">
            <text:p>0.00104584046038613</text:p>
          </table:table-cell>
        </table:table-row>
        <table:table-row table:style-name="ro1">
          <table:table-cell office:value-type="string" calcext:value-type="string">
            <text:p>Sobic.003G017200</text:p>
          </table:table-cell>
          <table:table-cell office:value-type="float" office:value="3" calcext:value-type="float">
            <text:p>3</text:p>
          </table:table-cell>
          <table:table-cell office:value-type="float" office:value="1540462" calcext:value-type="float">
            <text:p>1540462</text:p>
          </table:table-cell>
          <table:table-cell office:value-type="float" office:value="0.00000531736149633537" calcext:value-type="float">
            <text:p>5.31736149633537E-06</text:p>
          </table:table-cell>
          <table:table-cell/>
          <table:table-cell office:value-type="string" calcext:value-type="string">
            <text:p>Sobic.003G017200</text:p>
          </table:table-cell>
          <table:table-cell office:value-type="float" office:value="3" calcext:value-type="float">
            <text:p>3</text:p>
          </table:table-cell>
          <table:table-cell office:value-type="float" office:value="1540462" calcext:value-type="float">
            <text:p>1540462</text:p>
          </table:table-cell>
          <table:table-cell office:value-type="float" office:value="0.000359634267348933" calcext:value-type="float">
            <text:p>0.000359634267348933</text:p>
          </table:table-cell>
        </table:table-row>
        <table:table-row table:style-name="ro1">
          <table:table-cell office:value-type="string" calcext:value-type="string">
            <text:p>Sobic.010G209501</text:p>
          </table:table-cell>
          <table:table-cell office:value-type="float" office:value="10" calcext:value-type="float">
            <text:p>10</text:p>
          </table:table-cell>
          <table:table-cell office:value-type="float" office:value="56908920" calcext:value-type="float">
            <text:p>56908920</text:p>
          </table:table-cell>
          <table:table-cell office:value-type="float" office:value="0.00000524008524470627" calcext:value-type="float">
            <text:p>5.24008524470627E-06</text:p>
          </table:table-cell>
          <table:table-cell/>
          <table:table-cell office:value-type="string" calcext:value-type="string">
            <text:p>Sobic.010G209501</text:p>
          </table:table-cell>
          <table:table-cell office:value-type="float" office:value="10" calcext:value-type="float">
            <text:p>10</text:p>
          </table:table-cell>
          <table:table-cell office:value-type="float" office:value="56908920" calcext:value-type="float">
            <text:p>56908920</text:p>
          </table:table-cell>
          <table:table-cell office:value-type="float" office:value="0.0011230568106866" calcext:value-type="float">
            <text:p>0.0011230568106866</text:p>
          </table:table-cell>
        </table:table-row>
        <table:table-row table:style-name="ro1">
          <table:table-cell office:value-type="string" calcext:value-type="string">
            <text:p>Sobic.004G065650</text:p>
          </table:table-cell>
          <table:table-cell office:value-type="float" office:value="4" calcext:value-type="float">
            <text:p>4</text:p>
          </table:table-cell>
          <table:table-cell office:value-type="float" office:value="5395053" calcext:value-type="float">
            <text:p>5395053</text:p>
          </table:table-cell>
          <table:table-cell office:value-type="float" office:value="0.00000668795634911423" calcext:value-type="float">
            <text:p>6.68795634911423E-06</text:p>
          </table:table-cell>
          <table:table-cell/>
          <table:table-cell office:value-type="string" calcext:value-type="string">
            <text:p>Sobic.004G065650</text:p>
          </table:table-cell>
          <table:table-cell office:value-type="float" office:value="4" calcext:value-type="float">
            <text:p>4</text:p>
          </table:table-cell>
          <table:table-cell office:value-type="float" office:value="5395053" calcext:value-type="float">
            <text:p>5395053</text:p>
          </table:table-cell>
          <table:table-cell office:value-type="float" office:value="0.0000949864117955049" calcext:value-type="float">
            <text:p>9.49864117955049E-05</text:p>
          </table:table-cell>
        </table:table-row>
        <table:table-row table:style-name="ro1">
          <table:table-cell office:value-type="string" calcext:value-type="string">
            <text:p>Sobic.009G203700</text:p>
          </table:table-cell>
          <table:table-cell office:value-type="float" office:value="9" calcext:value-type="float">
            <text:p>9</text:p>
          </table:table-cell>
          <table:table-cell office:value-type="float" office:value="59018244" calcext:value-type="float">
            <text:p>59018244</text:p>
          </table:table-cell>
          <table:table-cell office:value-type="float" office:value="0.00000745499679876369" calcext:value-type="float">
            <text:p>7.45499679876369E-06</text:p>
          </table:table-cell>
          <table:table-cell/>
          <table:table-cell office:value-type="string" calcext:value-type="string">
            <text:p>Sobic.009G203700</text:p>
          </table:table-cell>
          <table:table-cell office:value-type="float" office:value="9" calcext:value-type="float">
            <text:p>9</text:p>
          </table:table-cell>
          <table:table-cell office:value-type="float" office:value="59018244" calcext:value-type="float">
            <text:p>59018244</text:p>
          </table:table-cell>
          <table:table-cell office:value-type="float" office:value="0.182009516247927" calcext:value-type="float">
            <text:p>0.182009516247927</text:p>
          </table:table-cell>
        </table:table-row>
        <table:table-row table:style-name="ro1">
          <table:table-cell office:value-type="string" calcext:value-type="string">
            <text:p>Sobic.010G209450</text:p>
          </table:table-cell>
          <table:table-cell office:value-type="float" office:value="10" calcext:value-type="float">
            <text:p>10</text:p>
          </table:table-cell>
          <table:table-cell office:value-type="float" office:value="56903748" calcext:value-type="float">
            <text:p>56903748</text:p>
          </table:table-cell>
          <table:table-cell office:value-type="float" office:value="0.0000113247276302776" calcext:value-type="float">
            <text:p>1.13247276302776E-05</text:p>
          </table:table-cell>
          <table:table-cell/>
          <table:table-cell office:value-type="string" calcext:value-type="string">
            <text:p>Sobic.010G209450</text:p>
          </table:table-cell>
          <table:table-cell office:value-type="float" office:value="10" calcext:value-type="float">
            <text:p>10</text:p>
          </table:table-cell>
          <table:table-cell office:value-type="float" office:value="56903748" calcext:value-type="float">
            <text:p>56903748</text:p>
          </table:table-cell>
          <table:table-cell office:value-type="float" office:value="0.000322984804342983" calcext:value-type="float">
            <text:p>0.000322984804342983</text:p>
          </table:table-cell>
        </table:table-row>
        <table:table-row table:style-name="ro1">
          <table:table-cell office:value-type="string" calcext:value-type="string">
            <text:p>Sobic.001G087800</text:p>
          </table:table-cell>
          <table:table-cell office:value-type="float" office:value="1" calcext:value-type="float">
            <text:p>1</text:p>
          </table:table-cell>
          <table:table-cell office:value-type="float" office:value="6902363" calcext:value-type="float">
            <text:p>6902363</text:p>
          </table:table-cell>
          <table:table-cell office:value-type="float" office:value="0.0000134593366988852" calcext:value-type="float">
            <text:p>1.34593366988852E-05</text:p>
          </table:table-cell>
          <table:table-cell/>
          <table:table-cell office:value-type="string" calcext:value-type="string">
            <text:p>Sobic.001G087800</text:p>
          </table:table-cell>
          <table:table-cell office:value-type="float" office:value="1" calcext:value-type="float">
            <text:p>1</text:p>
          </table:table-cell>
          <table:table-cell office:value-type="float" office:value="6902363" calcext:value-type="float">
            <text:p>6902363</text:p>
          </table:table-cell>
          <table:table-cell office:value-type="float" office:value="0.290253204700875" calcext:value-type="float">
            <text:p>0.290253204700875</text:p>
          </table:table-cell>
        </table:table-row>
        <table:table-row table:style-name="ro1">
          <table:table-cell office:value-type="string" calcext:value-type="string">
            <text:p>Sobic.004G065725</text:p>
          </table:table-cell>
          <table:table-cell office:value-type="float" office:value="4" calcext:value-type="float">
            <text:p>4</text:p>
          </table:table-cell>
          <table:table-cell office:value-type="float" office:value="5401046" calcext:value-type="float">
            <text:p>5401046</text:p>
          </table:table-cell>
          <table:table-cell office:value-type="float" office:value="0.0000137768833188091" calcext:value-type="float">
            <text:p>1.37768833188091E-05</text:p>
          </table:table-cell>
          <table:table-cell/>
          <table:table-cell office:value-type="string" calcext:value-type="string">
            <text:p>Sobic.004G065725</text:p>
          </table:table-cell>
          <table:table-cell office:value-type="float" office:value="4" calcext:value-type="float">
            <text:p>4</text:p>
          </table:table-cell>
          <table:table-cell office:value-type="float" office:value="5401046" calcext:value-type="float">
            <text:p>5401046</text:p>
          </table:table-cell>
          <table:table-cell office:value-type="float" office:value="0.00354494999712535" calcext:value-type="float">
            <text:p>0.00354494999712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3:21:54.392183150</meta:creation-date>
    <dc:date>2024-08-27T13:31:12.358067352</dc:date>
    <meta:editing-duration>PT9M18S</meta:editing-duration>
    <meta:editing-cycles>1</meta:editing-cycles>
    <meta:generator>LibreOffice/7.5.9.2$Linux_X86_64 LibreOffice_project/50$Build-2</meta:generator>
    <meta:document-statistic meta:table-count="1" meta:cell-count="138" meta:object-count="0"/>
  </office:meta>
</office:document-meta>
</file>